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4caa"/>
    </style:style>
    <style:style style:name="P2" style:family="paragraph" style:parent-style-name="Standard">
      <style:text-properties officeooo:rsid="000eb335" officeooo:paragraph-rsid="000d4caa"/>
    </style:style>
    <style:style style:name="P3" style:family="paragraph" style:parent-style-name="Standard">
      <style:text-properties officeooo:rsid="0014b4fa" officeooo:paragraph-rsid="0014b4fa"/>
    </style:style>
    <style:style style:name="P4" style:family="paragraph" style:parent-style-name="Standard">
      <style:text-properties officeooo:rsid="000eb335" officeooo:paragraph-rsid="000d4caa"/>
    </style:style>
    <style:style style:name="P5" style:family="paragraph" style:parent-style-name="Standard">
      <style:text-properties officeooo:rsid="0028f769" officeooo:paragraph-rsid="0028f769"/>
    </style:style>
    <style:style style:name="T1" style:family="text">
      <style:text-properties officeooo:rsid="000d4c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otivação: Contexto para apresentar o problema (Serverless x outras formas de aplicações na nuvem)</text:p>
      <text:p text:style-name="Standard"><text:s/>Conforme a técnologia avança se torna dificil entender qual a melhor abordagem ou método para construir um software que atenda seu objetivo final mas sendo contruido e mantido de forma que não o torne economicamente inviavel, tendo em vista a vasta área de desenvolvimento de software, como por exemplo, front-end, back-end, dev-ops, infra, etc, e cada área ter centenas de tecnologias para serem escolhidas, isso cria uma dificuldade para a equipe em saber escolher a melhor técnologia que irá ter um melhor desempenho no software e com um custo economicamente viavel.</text:p>
      <text:p text:style-name="P1"><text:s/>Olhando para a área de infraestrutura especificamente, existem d<text:span text:style-name="T1">iversas técnologias possiveis e algumas até redudantes, mas que dependendo do momento do mercado possa não ter mão de obra especializada ou que seja tão escassa que a torne economicamente invialvel. Um dos maiores custo de uma empresa é a área de infraestrutura, isso porque mão de obra especializada e manter servidores trabalhando 24 horas por 7 dias <text:s/>tem um custo alto, pensando nisso uma abordagem muito eficaz é contratar um serviço de terceiro, assim delegando todo o custo para manter e dar manutenção a empresa contratada, focando apenas no desenvolvimento do software.</text:span></text:p>
      <text:p text:style-name="P1">Uma abordagem eficaz para lidar com esses desafios é a terceirização dos serviços de infraestrutura, o conhecido serverless, essa abordagem de serviço concentrasse na disponibilização de servidores de grandes empresas para o mercado em geral, fazendo que o custo de manutenção das grandes empresas sejam minimizados (pelo fato de que os custos existiriam mesmo se não comercializassem seus servidores que estão fora de uso) e pequenas empresas tenham apenas a mão de obra para o desenvolvimento de seus softwares e apenas arquem com o aluguel de quantos servidores nescessitam. Ao contratar uma empresa especializada, a organização pode delegar os custos de manutenção e operação, concentrando-se exclusivamente no desenvolvimento do software. Isso não só reduz os custos, mas também permite que a equipe interna se dedique ao desenvolvimento do software, aumentando a eficiência e a qualidade do produto final.</text:p>
      <text:p text:style-name="P1">Problema a ser resolvido: Tendo conhecimento desta etapa crucial de escolha de um serviço de infraestrutura de terceiros,este trabalho propõe um software para seleção, pontuação e ranqueamento de provedores serverless, utilizando métodos de decisão multicritério.</text:p>
      <text:p text:style-name="P2"/>
      <text:p text:style-name="P2">Contudo, as possibilidades e métodos dentro do mundo do método de Decisão Multicritério é ampla, existem diversos métodos para diversos problemas, com isso é preciso selecionar sabiamente, o problema nesse artigo é o de selecionar, ranquear e pontuar critérios, sabendo disso os métodos mais indicadoes são Analytic Hierarchy Process (AHP), PROMETHEE e TOPSIS conforme a tabela de Ishizaka </text:p>
      <text:p text:style-name="P2"/>
      <text:p text:style-name="P5">TRABALHOS RELACIONADOS</text:p>
      <text:p text:style-name="P2">Existem trabalhos que já fizeram correlação de provedores serverless, cujo os resultados e/ou métodos podem ser utilizados para auxiliar na seleção, pontuação e ranqueamento de provedores serverless. O trabalho de \cite{kotyk2022comparative} é importante pois é uma avaliação de performance de provedores serverless open source como Fission, Kubeless e OpenFaaS. O trabalho de \cite{Borges_Fiorese_2018} é apresentado um métode de seleção para provedores cloud que se utiliza de Indicadores de Performance (PI) e é utilizado para selecionar e ranquear provedores cloud.</text:p>
      <text:p text:style-name="P3"/>
      <text:p text:style-name="P3">METODOLOGIA</text:p>
      <text:p text:style-name="P3"/>
      <text:p text:style-name="P3">O propósito deste artigo é comparar métodos de Decisão Multicritérios para seleção, pontuação e ranqueamento de provedores serverless.Realizou-se uma pesquisa documental e quantitativa com analises nas informações nos sites oficiais dos provedores serverless e relatórios de benchmarker do ano de 2023.A seção tem como objetivo discutir e apresentar os cálculos, os critérios e o desenvolvimento dos métodos para seleção, pontuação e ranqueamento dos provedores.</text:p>
      <text:p text:style-name="P3"><text:soft-page-break/>Todos os métodos MCDA utilizados nesse artigo se utilizam de critérios ou indicadores de performance (PI), esses indicadores são de suma importancia tendo em vista que a partir deles serão feitos os calculos para pontuação e ranqueamento.</text:p>
      <text:p text:style-name="P3"/>
      <text:p text:style-name="P3">Entendendo a coluna "tipo" da tabela \ref{tablePI}, podemos entender agora que em nosso problema de escolher um computador decidimos que a PI "RAM" e "Disco" serão melhores pontuados quanto maiores forem seus valores e a PI "Custo" terá melhores pontuações quanto menor forem seus valores, já o "Core" terá pontuação boa caso tenha o mesmo valor indicado pelo usuário.Essas informações serão de extrema importância pois todos os métodos utilizado nesse artigo utilizam critérios com pontuação de importância e assim auxiliam o software a entender quando o maior valor é o melhor ou não.</text:p>
      <text:p text:style-name="P3"/>
      <text:p text:style-name="P3"/>
      <text:p text:style-name="P3">A coleta de dados foi realizada de forma direta na documentação no site dos principais provedores serverless utilizados nesse artigo (AWS Lambda, Google Cloud Function, Microsoft Software Azure), desta forma, obtendo os valores mais atualizados até o momento em que este artigo é escrito (22/01/2024). Os dados de benchmark foram obtidos através do relatório escrito por Rifai \cite{benchmarkMooner}, o relatório atrás valores e características importantes para avaliação de um provedor serverless. </text:p>
      <text:p text:style-name="P3"/>
      <text:p text:style-name="P3">A requisição é a forma que o usuário demonstra ao método MCDA quais os valores e pesos de cada critério é importante, para assim o método poder montar as matrizes, calcular e devolver o resultado ao usuário.</text:p>
      <text:p text:style-name="P3"/>
      <text:p text:style-name="P3">Para a utilização dos métodos MCDA foi utilizado a biblioteca python PyDecision, nela é possivel utilizar os quase 70 métodos MCDA, entre elas AHP, Fuzzy AHP, PROMETHEE (I, II, III, IV, V, VI, Gaia), TOPSIS, CRITIC, etc. Além da biblioteca python também foi implementado um algoritmo AHP para comparar com a biblioteca python qual implementação teria um melhor desempenho, tanto em acurácia como em tempo de execução e escalabilidade utilizando requisições e provedores em um ambiente controlado.</text:p>
      <text:p text:style-name="P3">Foram construidos 5 requisições ficticias e cada uma tendo 5 provedores serverless ficticios construidos com valores onde sabe-se seu rank final.</text:p>
      <text:p text:style-name="P3"/>
      <text:p text:style-name="P3">Os pesos são uma forma do usuário quantificar cada PI com seu nível de importância para a sua aplicação. Os pesos variam de 1 (menor importância) até 9 (máxima importância), dessa forma o algoritmo consegue calcular a pontuação final de cada provedor com base nas preferencias de importância do usuário.</text:p>
      <text:p text:style-name="P3"/>
      <text:p text:style-name="P3"/>
      <text:p text:style-name="P3">Após realizar a matriz de julgamento para os critérios o próximo passo é construir a matriz de julgamento para cada critério com base em seus valores e peso dado na requisição.</text:p>
      <text:p text:style-name="P3">A figura \ref{tab:matJulgRAM} é demonstrada a matriz de julgamento para o critério "RAM", as labels das linha e colunas são todos os possíveis valores para "RAM". Na requisição é pedido o valor mínimo para "RAM" de 2, logo quando confrontado com o valor "1" é atribuído a célula da linha "2" e coluna "1" o valor máximo (9) pois "2" satisfaz o pedido da requisição e "1" não recebendo a menor nota possível, isso se dá pelo fato da PI "RAM" ser "HB" (tabela \ref{tablePI}), então qualquer valor abaixo do espero da requisição será atribuído o valor 1, caso seja "LB" qualquer valor acima do espero pela requisição receberá o valor 1 e por fim, caso seja "NB" só receberá o valor máximo caso corresponda ao valor esperado pela requisição, caso contrario receberá o valor 1. Outro cenário também é possível, como visto na figura \ref{tab:matJulgRAM}, quando a PI é "HB" mas o valor é superior ao pedido pela requisição, nesse caso é atribuído o valor 5, pois o valor supera ao pedido mas isso implica em algum maleficio em outros critérios, como por <text:soft-page-break/>exemplo, aumento de custo, indisponibilidade dessa demanda para aquela região, etc. Por esse fator é atribuído o valor 5 como penalidade, mas ainda acima dos valores que não alcançaram o mínimo pedido pela requisição.</text:p>
      <text:p text:style-name="P3"/>
      <text:p text:style-name="P3"/>
      <text:p text:style-name="P3">As etapas para utilização da blioteca python PyDecision são as mesmas que o método AHP implementado, sendo eles, criação da requisição (tabela \ref{tab:requisicaoTest}), construção da matriz de julgamento para PI \ref{fig:matJulgPI}, calculo dos pesos das PI's , construção da tabela de julgamento para cada PI , calculo dos pesos de cada valor da PI, calculo dos pontos de cada alternativa \ref{tab:pts} e ranqueamento das alternativas. A biblioteca PyDecision é utilizados nas etapas de calculo dos pesos, tanto das PI's como do valor da PI sendo seu resultado os pesos.</text:p>
      <text:p text:style-name="P3"/>
      <text:p text:style-name="P3">Para analisar a escalabilidade dos algoritmos foi construído um gerador de requisições e um gerador de provedores fictícios, utilizando os dados existentes no banco de dados e selecionando os valores dos critérios aleatoriamente, dessa forma foi possível testar a seleção, pontuação e ranqueamento de 5 a 1000 provedores para cada requisição, ao total foram geradas 10 requisições fictícias.</text:p>
      <text:p text:style-name="P3"/>
      <text:p text:style-name="P3"/>
      <text:p text:style-name="P3">Como é possível analisar, a partir de 500 provedores o algoritmo AHP implementado se torna mais eficaz em tempo de computação. Para quantidade menores que 500 ainda é útil usar a biblioteca PYDecision por sua otimização na construção do algoritmo.No gráfico de boxspot (figura \ref{fig:graphBoxTime}) é possível analisar a média e os desvios padrões de cada teste individualmente, o gŕafico mais a cima é o da biblioteca e o mais abaixo do algoritmo implementado.</text:p>
      <text:p text:style-name="P3"/>
      <text:p text:style-name="P3">Nos gráficos [\ref{fig:graphLineAcc3} - \ref{fig:graphBoxAcc3}] é ilustrado os resultados obtidos de acurácia dos 3 primeiros provedores ranqueados, ou seja, saber se o algoritmo implementado e a biblioteca conseguiram ranquear os 3 primeiros provedores corretamente. Lembrando que esse cenário para acurácia foi construído com 5 provedores com valores préviamente selecionados, dessa forma sabemos o rank do primeiro ao ultimo. No gráfico de boxplot (figura \ref{fig:graphBoxAcc3}) é possivel notar uma linha, isso se dá pelo fato de que o algoritmo acertou 100\% como visto no gráfico de disperção (figura \ref{fig:graphLineAcc3}) do cenário, fazendo assim o boxplot não ter outliers e ter os quartir e mediana no mesmo valor.</text:p>
      <text:p text:style-name="P3"/>
      <text:p text:style-name="P3">Neste estudo o algoritmo AHP implementado pelos pesquisadores obteve um desempenho melhor em tempo de computação em comparação com o algoritmo da biblioteca PyDecision no cenário onde se tinha 500 ou mais provedores serverless. Ambos os algoritmos conseguiram atingir 100\% de acurácia para ranquear os melhores provedores serverless em um ambiente previamente controlado. Este resultado apresenta que ambos os algoritmos podem ser utilizados em cenários reais onde o usuário conhece todos os critérios necessários para seu software. Mais pesquisas são necessárias para comparar a precisão de métodos multicritérios para seleção, pontuação e ranqueamento de provedores serverl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3:55:18.863973793</meta:creation-date>
    <dc:date>2024-08-23T23:39:22.684170472</dc:date>
    <meta:editing-duration>PT21H42M25S</meta:editing-duration>
    <meta:editing-cycles>13</meta:editing-cycles>
    <meta:generator>LibreOffice/7.3.7.2$Linux_X86_64 LibreOffice_project/30$Build-2</meta:generator>
    <meta:document-statistic meta:table-count="0" meta:image-count="0" meta:object-count="0" meta:page-count="3" meta:paragraph-count="24" meta:word-count="1641" meta:character-count="10687" meta:non-whitespace-character-count="9065"/>
  </office:meta>
</office:document-meta>
</file>